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23eac5"/>
    </style:style>
    <style:style style:name="P2" style:family="paragraph" style:parent-style-name="Heading_20_2">
      <style:text-properties officeooo:paragraph-rsid="0020f077"/>
    </style:style>
    <style:style style:name="P3" style:family="paragraph" style:parent-style-name="Heading_20_2">
      <style:text-properties officeooo:paragraph-rsid="0022bb98"/>
    </style:style>
    <style:style style:name="P4" style:family="paragraph" style:parent-style-name="Heading_20_2">
      <style:text-properties officeooo:paragraph-rsid="002335a5"/>
    </style:style>
    <style:style style:name="P5" style:family="paragraph" style:parent-style-name="Heading_20_2">
      <style:text-properties officeooo:paragraph-rsid="002353d1"/>
    </style:style>
    <style:style style:name="P6" style:family="paragraph" style:parent-style-name="Heading_20_2">
      <style:text-properties officeooo:paragraph-rsid="0023eac5"/>
    </style:style>
    <style:style style:name="P7" style:family="paragraph" style:parent-style-name="Heading_20_3">
      <style:text-properties officeooo:paragraph-rsid="0020f077"/>
    </style:style>
    <style:style style:name="P8" style:family="paragraph" style:parent-style-name="Heading_20_3">
      <style:text-properties officeooo:paragraph-rsid="0022bb98"/>
    </style:style>
    <style:style style:name="P9" style:family="paragraph" style:parent-style-name="Heading_20_3">
      <style:text-properties officeooo:paragraph-rsid="002335a5"/>
    </style:style>
    <style:style style:name="P10" style:family="paragraph" style:parent-style-name="Heading_20_3">
      <style:text-properties officeooo:paragraph-rsid="002353d1"/>
    </style:style>
    <style:style style:name="P11" style:family="paragraph" style:parent-style-name="Horizontal_20_Line">
      <style:text-properties officeooo:paragraph-rsid="0020f077"/>
    </style:style>
    <style:style style:name="P12" style:family="paragraph" style:parent-style-name="Horizontal_20_Line">
      <style:text-properties officeooo:paragraph-rsid="0022bb98"/>
    </style:style>
    <style:style style:name="P13" style:family="paragraph" style:parent-style-name="Horizontal_20_Line">
      <style:text-properties officeooo:paragraph-rsid="002335a5"/>
    </style:style>
    <style:style style:name="P14" style:family="paragraph" style:parent-style-name="Horizontal_20_Line">
      <style:text-properties officeooo:paragraph-rsid="002353d1"/>
    </style:style>
    <style:style style:name="P15" style:family="paragraph" style:parent-style-name="Horizontal_20_Line">
      <style:text-properties officeooo:paragraph-rsid="0023eac5"/>
    </style:style>
    <style:style style:name="P16" style:family="paragraph" style:parent-style-name="Preformatted_20_Text" style:list-style-name="L6">
      <style:paragraph-properties fo:margin-top="0in" fo:margin-bottom="0.1965in" style:contextual-spacing="false"/>
      <style:text-properties officeooo:paragraph-rsid="0020f077"/>
    </style:style>
    <style:style style:name="P17" style:family="paragraph" style:parent-style-name="Preformatted_20_Text">
      <style:text-properties officeooo:paragraph-rsid="0020f077"/>
    </style:style>
    <style:style style:name="P18" style:family="paragraph" style:parent-style-name="Preformatted_20_Text">
      <style:paragraph-properties fo:margin-top="0in" fo:margin-bottom="0.1965in" style:contextual-spacing="false"/>
      <style:text-properties officeooo:paragraph-rsid="0020f077"/>
    </style:style>
    <style:style style:name="P19" style:family="paragraph" style:parent-style-name="Preformatted_20_Text">
      <style:text-properties officeooo:paragraph-rsid="0022bb98"/>
    </style:style>
    <style:style style:name="P20" style:family="paragraph" style:parent-style-name="Preformatted_20_Text">
      <style:paragraph-properties fo:margin-top="0in" fo:margin-bottom="0.1965in" style:contextual-spacing="false"/>
      <style:text-properties officeooo:paragraph-rsid="0022bb98"/>
    </style:style>
    <style:style style:name="P21" style:family="paragraph" style:parent-style-name="Text_20_body" style:list-style-name="L1"/>
    <style:style style:name="P22" style:family="paragraph" style:parent-style-name="Text_20_body" style:list-style-name="L1">
      <style:paragraph-properties fo:margin-top="0in" fo:margin-bottom="0in" style:contextual-spacing="false"/>
    </style:style>
    <style:style style:name="P23" style:family="paragraph" style:parent-style-name="Text_20_body" style:list-style-name="L2"/>
    <style:style style:name="P24" style:family="paragraph" style:parent-style-name="Text_20_body" style:list-style-name="L2">
      <style:paragraph-properties fo:margin-top="0in" fo:margin-bottom="0in" style:contextual-spacing="false"/>
    </style:style>
    <style:style style:name="P25" style:family="paragraph" style:parent-style-name="Text_20_body" style:list-style-name="L3"/>
    <style:style style:name="P26" style:family="paragraph" style:parent-style-name="Text_20_body" style:list-style-name="L3">
      <style:paragraph-properties fo:margin-top="0in" fo:margin-bottom="0in" style:contextual-spacing="false"/>
    </style:style>
    <style:style style:name="P27" style:family="paragraph" style:parent-style-name="Text_20_body" style:list-style-name="L4"/>
    <style:style style:name="P28" style:family="paragraph" style:parent-style-name="Text_20_body" style:list-style-name="L4">
      <style:paragraph-properties fo:margin-top="0in" fo:margin-bottom="0in" style:contextual-spacing="false"/>
    </style:style>
    <style:style style:name="P29" style:family="paragraph" style:parent-style-name="Text_20_body" style:list-style-name="L5"/>
    <style:style style:name="P30" style:family="paragraph" style:parent-style-name="Text_20_body" style:list-style-name="L5">
      <style:paragraph-properties fo:margin-top="0in" fo:margin-bottom="0in" style:contextual-spacing="false"/>
    </style:style>
    <style:style style:name="P31" style:family="paragraph" style:parent-style-name="Text_20_body" style:list-style-name="L6">
      <style:text-properties officeooo:paragraph-rsid="0020f077"/>
    </style:style>
    <style:style style:name="P32" style:family="paragraph" style:parent-style-name="Text_20_body" style:list-style-name="L8">
      <style:paragraph-properties fo:margin-top="0in" fo:margin-bottom="0in" style:contextual-spacing="false"/>
      <style:text-properties officeooo:paragraph-rsid="0020f077"/>
    </style:style>
    <style:style style:name="P33" style:family="paragraph" style:parent-style-name="Text_20_body" style:list-style-name="L8">
      <style:text-properties officeooo:paragraph-rsid="0020f077"/>
    </style:style>
    <style:style style:name="P34" style:family="paragraph" style:parent-style-name="Text_20_body">
      <style:text-properties officeooo:paragraph-rsid="0020f077"/>
    </style:style>
    <style:style style:name="P35" style:family="paragraph" style:parent-style-name="Text_20_body" style:list-style-name="L9">
      <style:paragraph-properties fo:margin-top="0in" fo:margin-bottom="0in" style:contextual-spacing="false"/>
      <style:text-properties officeooo:paragraph-rsid="0022bb98"/>
    </style:style>
    <style:style style:name="P36" style:family="paragraph" style:parent-style-name="Text_20_body" style:list-style-name="L9">
      <style:text-properties officeooo:paragraph-rsid="0022bb98"/>
    </style:style>
    <style:style style:name="P37" style:family="paragraph" style:parent-style-name="Text_20_body" style:list-style-name="L11">
      <style:paragraph-properties fo:margin-top="0in" fo:margin-bottom="0in" style:contextual-spacing="false"/>
      <style:text-properties officeooo:paragraph-rsid="0022bb98"/>
    </style:style>
    <style:style style:name="P38" style:family="paragraph" style:parent-style-name="Text_20_body" style:list-style-name="L11">
      <style:text-properties officeooo:paragraph-rsid="0022bb98"/>
    </style:style>
    <style:style style:name="P39" style:family="paragraph" style:parent-style-name="Text_20_body">
      <style:text-properties officeooo:paragraph-rsid="0022bb98"/>
    </style:style>
    <style:style style:name="P40" style:family="paragraph" style:parent-style-name="Text_20_body" style:list-style-name="L12">
      <style:text-properties officeooo:paragraph-rsid="002335a5"/>
    </style:style>
    <style:style style:name="P41" style:family="paragraph" style:parent-style-name="Text_20_body" style:list-style-name="L17">
      <style:paragraph-properties fo:margin-top="0in" fo:margin-bottom="0in" style:contextual-spacing="false"/>
      <style:text-properties officeooo:paragraph-rsid="002335a5"/>
    </style:style>
    <style:style style:name="P42" style:family="paragraph" style:parent-style-name="Text_20_body" style:list-style-name="L17">
      <style:text-properties officeooo:paragraph-rsid="002335a5"/>
    </style:style>
    <style:style style:name="P43" style:family="paragraph" style:parent-style-name="Text_20_body" style:list-style-name="L18">
      <style:paragraph-properties fo:margin-top="0in" fo:margin-bottom="0in" style:contextual-spacing="false"/>
      <style:text-properties officeooo:paragraph-rsid="002335a5"/>
    </style:style>
    <style:style style:name="P44" style:family="paragraph" style:parent-style-name="Text_20_body" style:list-style-name="L18">
      <style:text-properties officeooo:paragraph-rsid="002335a5"/>
    </style:style>
    <style:style style:name="P45" style:family="paragraph" style:parent-style-name="Text_20_body" style:list-style-name="L19">
      <style:paragraph-properties fo:margin-top="0in" fo:margin-bottom="0in" style:contextual-spacing="false"/>
      <style:text-properties officeooo:paragraph-rsid="002335a5"/>
    </style:style>
    <style:style style:name="P46" style:family="paragraph" style:parent-style-name="Text_20_body" style:list-style-name="L19">
      <style:text-properties officeooo:paragraph-rsid="002335a5"/>
    </style:style>
    <style:style style:name="P47" style:family="paragraph" style:parent-style-name="Text_20_body" style:list-style-name="L20">
      <style:paragraph-properties fo:margin-top="0in" fo:margin-bottom="0in" style:contextual-spacing="false"/>
      <style:text-properties officeooo:paragraph-rsid="002335a5"/>
    </style:style>
    <style:style style:name="P48" style:family="paragraph" style:parent-style-name="Text_20_body" style:list-style-name="L20">
      <style:text-properties officeooo:paragraph-rsid="002335a5"/>
    </style:style>
    <style:style style:name="P49" style:family="paragraph" style:parent-style-name="Text_20_body">
      <style:text-properties officeooo:paragraph-rsid="002335a5"/>
    </style:style>
    <style:style style:name="P50" style:family="paragraph" style:parent-style-name="Text_20_body" style:list-style-name="L21">
      <style:paragraph-properties fo:margin-top="0in" fo:margin-bottom="0in" style:contextual-spacing="false"/>
      <style:text-properties officeooo:paragraph-rsid="002353d1"/>
    </style:style>
    <style:style style:name="P51" style:family="paragraph" style:parent-style-name="Text_20_body" style:list-style-name="L21">
      <style:text-properties officeooo:paragraph-rsid="002353d1"/>
    </style:style>
    <style:style style:name="P52" style:family="paragraph" style:parent-style-name="Text_20_body" style:list-style-name="L24">
      <style:text-properties officeooo:paragraph-rsid="002353d1"/>
    </style:style>
    <style:style style:name="P53" style:family="paragraph" style:parent-style-name="Text_20_body" style:list-style-name="L25">
      <style:paragraph-properties fo:margin-top="0in" fo:margin-bottom="0in" style:contextual-spacing="false"/>
      <style:text-properties officeooo:paragraph-rsid="002353d1"/>
    </style:style>
    <style:style style:name="P54" style:family="paragraph" style:parent-style-name="Text_20_body" style:list-style-name="L25">
      <style:text-properties officeooo:paragraph-rsid="002353d1"/>
    </style:style>
    <style:style style:name="P55" style:family="paragraph" style:parent-style-name="Text_20_body">
      <style:text-properties officeooo:paragraph-rsid="002353d1"/>
    </style:style>
    <style:style style:name="P56" style:family="paragraph" style:parent-style-name="Text_20_body">
      <style:text-properties officeooo:paragraph-rsid="0023eac5"/>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text:span text:style-name="Strong_20_Emphasis">3‑3‑2 — El modelo en su forma genérica y su adaptación al experimento</text:span></text:h>
      <text:p text:style-name="Text_20_body">Hasta ahora hemos descrito los cuatro elementos fundamentales del modelo lógico de la vida: <text:span text:style-name="Strong_20_Emphasis">ADN</text:span>, <text:span text:style-name="Strong_20_Emphasis">reproducción</text:span>, <text:span text:style-name="Strong_20_Emphasis">ciclo de vida</text:span> e <text:span text:style-name="Strong_20_Emphasis">individuos</text:span>. Estos componentes son suficientes para capturar, desde un punto de vista conceptual y funcional, el comportamiento esencial de la vida tal como lo entendemos en este marco teórico. Sin embargo, antes de aplicarlos al problema concreto del Laberinto, necesitamos aclarar cómo los utilizaremos en la práctica, qué simplificaciones adoptaremos y cuál será el alcance real de nuestra implementación.</text:p>
      <text:p text:style-name="Text_20_body">El objetivo de este capítulo no es recrear la biología en toda su complejidad, ni construir organismos reales, ni manipular moléculas auténticas de ADN. Nuestro propósito es mucho más específico: <text:span text:style-name="Strong_20_Emphasis">mostrar cómo funciona el modelo lógico cuando se enfrenta a un problema concreto</text:span>, y hacerlo de manera transparente, controlada y comprensible. Para ello, debemos traducir cada uno de los elementos del modelo a una forma operativa, manejable y adecuada para una simulación matemática.</text:p>
      <text:h text:style-name="Heading_20_3" text:outline-level="3"><text:span text:style-name="Strong_20_Emphasis">1. Un modelo lógico, no biológico</text:span></text:h>
      <text:p text:style-name="Text_20_body">Aunque dos de los elementos —el ADN y los individuos— pueden existir físicamente en el mundo real, en nuestro experimento serán tratados únicamente como <text:span text:style-name="Strong_20_Emphasis">conceptos funcionales</text:span>. No nos interesa su composición material, sino su papel dentro del proceso lógico que queremos estudiar. En este sentido, los cuatro elementos del modelo son <text:span text:style-name="Strong_20_Emphasis">entidades abstractas</text:span>, definidas por lo que hacen, no por lo que son.</text:p>
      <text:p text:style-name="Text_20_body">Esto significa que cada uno de ellos puede implementarse de múltiples maneras: mediante estructuras matemáticas, algoritmos, reglas simbólicas o cualquier tecnología que permita reproducir su comportamiento funcional. Para nuestro experimento elegiremos siempre la forma más simple posible, aquella que conserve la esencia del mecanismo sin añadir complejidad innecesaria.</text:p>
      <text:h text:style-name="Heading_20_3" text:outline-level="3"><text:span text:style-name="Strong_20_Emphasis">2. El ADN como estructura matemática mínima</text:span></text:h>
      <text:p text:style-name="Text_20_body">Cuando hablemos de “ADN” en esta simulación, no estaremos hablando de la molécula real, con su doble hélice, sus bases nitrogenadas y su maquinaria bioquímica. Todo eso queda fuera del alcance de nuestro propósito. Lo que necesitamos aquí es únicamente <text:span text:style-name="Strong_20_Emphasis">la función lógica del ADN</text:span>: ser un contenedor de información que define a un individuo y que puede modificarse ligeramente durante la reproducción.</text:p>
      <text:p text:style-name="Text_20_body">Por lo tanto, utilizaremos una representación matemática extremadamente simplificada. Será una estructura que contenga solo los datos necesarios para que el individuo pueda actuar dentro del problema del Laberinto. Nada más. No habrá genes, ni proteínas, ni procesos celulares. Solo una forma mínima de información que cumpla la función esencial: permitir variaciones entre individuos y guiar su comportamiento.</text:p>
      <text:h text:style-name="Heading_20_3" text:outline-level="3"><text:soft-page-break/><text:span text:style-name="Strong_20_Emphasis">3. Los individuos como entidades funcionales</text:span></text:h>
      <text:p text:style-name="Text_20_body">Del mismo modo, cuando hablemos de “individuos” no estaremos refiriéndonos a organismos biológicos. No construiremos criaturas, ni simularemos cuerpos, ni modelaremos sistemas fisiológicos. Un individuo, en nuestro experimento, será simplemente <text:span text:style-name="Strong_20_Emphasis">una instancia lógica</text:span> que contiene:</text:p>
      <text:list xml:id="list489091446" text:style-name="L1">
        <text:list-item>
          <text:p text:style-name="P22">una copia (modificada o no) del ADN, </text:p>
        </text:list-item>
        <text:list-item>
          <text:p text:style-name="P22">un conjunto de reglas de comportamiento, </text:p>
        </text:list-item>
        <text:list-item>
          <text:p text:style-name="P21">y un estado interno que le permite interactuar con el problema. </text:p>
        </text:list-item>
      </text:list>
      <text:p text:style-name="Text_20_body">No necesitamos más. La complejidad de un organismo real es inmensa y está fuera de nuestras posibilidades prácticas. Pero sí podemos crear una representación lógica que capture su función esencial: actuar, reproducirse y participar en el proceso de resolución del problema.</text:p>
      <text:h text:style-name="Heading_20_3" text:outline-level="3"><text:span text:style-name="Strong_20_Emphasis">4. La reproducción como variación mínima</text:span></text:h>
      <text:p text:style-name="Text_20_body">En este modelo, la reproducción no significa copiar un individuo, sino <text:span text:style-name="Strong_20_Emphasis">crear una nueva versión</text:span> de él. Cada reproducción genera un descendiente que es:</text:p>
      <text:list xml:id="list2129641611" text:style-name="L2">
        <text:list-item>
          <text:p text:style-name="P24">funcionalmente equivalente al progenitor, </text:p>
        </text:list-item>
        <text:list-item>
          <text:p text:style-name="P23">pero ligeramente diferente en su información interna. </text:p>
        </text:list-item>
      </text:list>
      <text:p text:style-name="Text_20_body">La diferencia entre un individuo y su descendiente será siempre la mínima posible. Esto garantiza dos cosas:</text:p>
      <text:list xml:id="list1207115655" text:style-name="L3">
        <text:list-item>
          <text:p text:style-name="P26"><text:span text:style-name="Strong_20_Emphasis">Todos los individuos son prácticamente idénticos</text:span>, porque comparten la misma estructura básica. </text:p>
        </text:list-item>
        <text:list-item>
          <text:p text:style-name="P25"><text:span text:style-name="Strong_20_Emphasis">No existen dos individuos iguales</text:span>, porque cada reproducción introduce una variación, por pequeña que sea. </text:p>
        </text:list-item>
      </text:list>
      <text:p text:style-name="Text_20_body">Esta combinación —identidad funcional y diversidad estructural— es la clave del proceso de aprendizaje y adaptación que veremos más adelante.</text:p>
      <text:h text:style-name="Heading_20_3" text:outline-level="3"><text:span text:style-name="Strong_20_Emphasis">5. El ciclo de vida como mecanismo operativo</text:span></text:h>
      <text:p text:style-name="Text_20_body">El ciclo de vida que implementaremos será una versión mínima del proceso biológico real. Tendrá solo tres etapas:</text:p>
      <text:list xml:id="list3177448046" text:style-name="L4">
        <text:list-item>
          <text:p text:style-name="P28"><text:span text:style-name="Strong_20_Emphasis">Nacimiento</text:span>: se crea una nueva instancia del individuo y se inicializa su información. </text:p>
        </text:list-item>
        <text:list-item>
          <text:p text:style-name="P28"><text:span text:style-name="Strong_20_Emphasis">Reproducción</text:span>: durante su vida útil, el individuo genera todos los descendientes posibles, cada uno con una variación mínima respecto al original. </text:p>
        </text:list-item>
        <text:list-item>
          <text:p text:style-name="P27"><text:span text:style-name="Strong_20_Emphasis">Muerte</text:span>: una vez completada su función, el individuo es eliminado del sistema. </text:p>
        </text:list-item>
      </text:list>
      <text:p text:style-name="Text_20_body">Este ciclo no pretende imitar la biología, sino proporcionar un mecanismo lógico que permita la generación continua de nuevas variantes y la eliminación de las antiguas. Es un proceso funcional, no biológico.</text:p>
      <text:h text:style-name="Heading_20_3" text:outline-level="3"><text:soft-page-break/><text:span text:style-name="Strong_20_Emphasis">6. Un modelo adaptable a cualquier tecnología</text:span></text:h>
      <text:p text:style-name="Text_20_body">Una de las características más importantes de este modelo es que sus elementos son <text:span text:style-name="Strong_20_Emphasis">funcionales</text:span>, no materiales. Esto significa que pueden implementarse utilizando cualquier tecnología capaz de representar datos, ejecutar reglas y almacenar estados. En un sistema biológico, estos elementos se materializan en moléculas, células y organismos. En nuestro experimento, se materializarán en estructuras matemáticas y algoritmos.</text:p>
      <text:p text:style-name="Text_20_body">Esta flexibilidad es esencial: nos permite trasladar el modelo a un entorno controlado, donde podamos observar su funcionamiento sin interferencias externas.</text:p>
      <text:h text:style-name="Heading_20_3" text:outline-level="3"><text:span text:style-name="Strong_20_Emphasis">7. Relación con los elementos básicos de un sistema de cálculo</text:span></text:h>
      <text:p text:style-name="Text_20_body">En secciones anteriores mencionamos que todo sistema de cálculo se compone de cuatro elementos fundamentales:</text:p>
      <text:list xml:id="list1289506963" text:style-name="L5">
        <text:list-item>
          <text:p text:style-name="P30"><text:span text:style-name="Strong_20_Emphasis">datos</text:span> </text:p>
        </text:list-item>
        <text:list-item>
          <text:p text:style-name="P30"><text:span text:style-name="Strong_20_Emphasis">método</text:span> </text:p>
        </text:list-item>
        <text:list-item>
          <text:p text:style-name="P30"><text:span text:style-name="Strong_20_Emphasis">memoria</text:span> </text:p>
        </text:list-item>
        <text:list-item>
          <text:p text:style-name="P29"><text:span text:style-name="Strong_20_Emphasis">procesador</text:span> </text:p>
        </text:list-item>
      </text:list>
      <text:p text:style-name="Text_20_body">En la siguiente sección veremos cómo estos cuatro elementos pueden implementarse dentro del modelo lógico de la vida, y cómo se adaptan específicamente al problema del Laberinto. Allí explicaremos qué papel desempeña cada uno, cómo se relacionan entre sí y cómo permiten que el sistema funcione como una máquina capaz de resolver problemas.</text:p>
      <text:p text:style-name="Text_20_body">Por ahora, lo importante es entender que nuestra implementación será una <text:span text:style-name="Strong_20_Emphasis">traducción operativa</text:span> del modelo lógico: una versión simplificada, funcional y perfectamente adecuada para observar, paso a paso, cómo emerge la inteligencia del proceso.</text:p>
      <text:p text:style-name="Horizontal_20_Line"/>
      <text:p text:style-name="Text_20_body"/>
      <text:p text:style-name="P34"/>
      <text:h text:style-name="P2" text:outline-level="2"><text:span text:style-name="Strong_20_Emphasis">3‑3‑3 — Elementos necesarios para resolver un problema</text:span></text:h>
      <text:h text:style-name="P7" text:outline-level="3"><text:span text:style-name="Strong_20_Emphasis">3‑3‑3‑1 — Los datos</text:span></text:h>
      <text:p text:style-name="P34">Para que un sistema pueda resolver un problema, lo primero que necesita es <text:span text:style-name="Strong_20_Emphasis">información</text:span>. Los datos son la descripción del contexto en el que el problema existe: el universo dentro del cual se desarrolla el proceso. Sin datos no hay problema, y sin una representación clara de esos datos no hay forma de avanzar hacia una solución.</text:p>
      <text:p text:style-name="P34">En nuestro caso, el universo del problema es extremadamente simple: un juego de mesa compuesto por un tablero cuadriculado de ocho por ocho casillas y una única ficha que se desplaza sobre él. No hay más elementos, no hay reglas ocultas, no hay condiciones externas. Todo lo que existe para este <text:soft-page-break/>experimento está contenido dentro de ese tablero. Por lo tanto, los datos necesarios para describir el problema son muy pocos y muy precisos.</text:p>
      <text:h text:style-name="P7" text:outline-level="3"><text:span text:style-name="Strong_20_Emphasis">El estado del proceso</text:span></text:h>
      <text:p text:style-name="P34">Para entender qué datos necesitamos, debemos introducir un concepto fundamental: <text:span text:style-name="Strong_20_Emphasis">el estado del proceso</text:span>. Un estado es una fotografía completa del sistema en un instante determinado. Describe todo lo que necesitamos saber para continuar el proceso sin perder información.</text:p>
      <text:p text:style-name="P34">En el juego del Laberinto, cada vez que la ficha se mueve, el sistema cambia de estado. Una partida completa no es más que una secuencia de estados encadenados: estado inicial, estados intermedios y estado final. Si queremos que nuestro modelo pueda analizar, reproducir o evaluar el proceso, necesitamos una forma de representar cada uno de esos estados de manera precisa.</text:p>
      <text:h text:style-name="P7" text:outline-level="3"><text:span text:style-name="Strong_20_Emphasis">Qué datos definen un estado</text:span></text:h>
      <text:p text:style-name="P34">En este experimento, un estado del juego queda completamente definido por dos elementos:</text:p>
      <text:list xml:id="list4149769926" text:style-name="L6">
        <text:list-item>
          <text:p text:style-name="P31"><text:span text:style-name="Strong_20_Emphasis">La posición actual de la ficha</text:span><text:line-break/>Es la casilla en la que se encuentra la ficha en este momento.<text:line-break/>Por ejemplo:</text:p>
          <text:p text:style-name="P16"><text:span text:style-name="Source_20_Text">posicion = 'C2'</text:span></text:p>
        </text:list-item>
        <text:list-item>
          <text:p text:style-name="P31"><text:span text:style-name="Strong_20_Emphasis">El camino recorrido hasta ahora</text:span><text:line-break/>Es la secuencia de movimientos que ha realizado la ficha desde el inicio de la partida.<text:line-break/>Por ejemplo:</text:p>
          <text:p text:style-name="P16"><text:span text:style-name="Source_20_Text">camino_recorrido = 'A1-A2-B2'</text:span></text:p>
        </text:list-item>
      </text:list>
      <text:p text:style-name="P34">Con esta información podemos detener la partida en cualquier momento y retomarla más tarde sin perder nada. No necesitamos recordar el tablero completo, porque está vacío; no necesitamos almacenar reglas adicionales, porque ya están definidas; no necesitamos más datos que estos dos para reconstruir el estado exacto del proceso.</text:p>
      <text:h text:style-name="P7" text:outline-level="3"><text:span text:style-name="Strong_20_Emphasis">Por qué estos datos son suficientes</text:span></text:h>
      <text:p text:style-name="P34">En un sistema más complejo, los datos podrían incluir muchos otros elementos: obstáculos, múltiples fichas, condiciones especiales, recursos, objetivos secundarios, etc. Pero en este experimento buscamos la máxima claridad. Queremos observar cómo funciona el modelo lógico sin distracciones. Por eso hemos reducido el universo del problema a lo esencial.</text:p>
      <text:p text:style-name="P34">La posición actual nos dice <text:span text:style-name="Strong_20_Emphasis">dónde estamos</text:span>.<text:line-break/>El camino recorrido nos dice <text:span text:style-name="Strong_20_Emphasis">cómo hemos llegado hasta aquí</text:span>.</text:p>
      <text:p text:style-name="P34">Con estos dos elementos podemos:</text:p>
      <text:list xml:id="list2729778500" text:style-name="L8">
        <text:list-item>
          <text:p text:style-name="P32">reconstruir cualquier estado del proceso, </text:p>
        </text:list-item>
        <text:list-item>
          <text:p text:style-name="P32">evaluar si un movimiento es válido, </text:p>
        </text:list-item>
        <text:list-item>
          <text:p text:style-name="P32"><text:soft-page-break/>generar los estados siguientes, </text:p>
        </text:list-item>
        <text:list-item>
          <text:p text:style-name="P33">y determinar si hemos alcanzado la solución. </text:p>
        </text:list-item>
      </text:list>
      <text:p text:style-name="P34">No hace falta nada más.</text:p>
      <text:h text:style-name="P7" text:outline-level="3"><text:span text:style-name="Strong_20_Emphasis">Representación de los datos</text:span></text:h>
      <text:p text:style-name="P34">Para mantener la claridad y facilitar la implementación, utilizaremos una estructura simple para almacenar los datos de cada estado. Por ejemplo:</text:p>
      <text:p text:style-name="P17"><text:span text:style-name="Source_20_Text">DATOS {</text:span></text:p>
      <text:p text:style-name="P17"><text:span text:style-name="Source_20_Text"><text:s text:c="4"/>posicion = 'C2';</text:span></text:p>
      <text:p text:style-name="P17"><text:span text:style-name="Source_20_Text"><text:s text:c="4"/>camino_recorrido = 'A1-A2-B2';</text:span></text:p>
      <text:p text:style-name="P18"><text:span text:style-name="Source_20_Text">}</text:span></text:p>
      <text:p text:style-name="P34">Esta estructura es suficiente para que el sistema pueda trabajar con el estado actual, generar nuevos estados y evaluar el progreso hacia la solución.</text:p>
      <text:h text:style-name="P7" text:outline-level="3"><text:span text:style-name="Strong_20_Emphasis">El papel de los datos en el modelo</text:span></text:h>
      <text:p text:style-name="P34">En esta sección solo estamos definiendo <text:span text:style-name="Strong_20_Emphasis">qué datos necesitamos</text:span>. Más adelante veremos cómo estos datos se integran con los otros elementos del sistema: el método, la memoria y el procesador. Allí explicaremos cómo se transforman, cómo se almacenan y cómo se utilizan para avanzar en la resolución del problema.</text:p>
      <text:p text:style-name="P34">Por ahora, lo importante es comprender que los datos son la base de todo el proceso. Son la materia prima sobre la que operará el sistema. Sin una representación clara del estado, no hay forma de aplicar un método, ni de almacenar información, ni de ejecutar un proceso lógico coherente.</text:p>
      <text:p text:style-name="P11"/>
      <text:p text:style-name="P34"/>
      <text:h text:style-name="P3" text:outline-level="2"><text:span text:style-name="Strong_20_Emphasis">3‑3‑3‑2 — El método</text:span></text:h>
      <text:p text:style-name="P39">Si los datos representan el estado del problema —dónde está la ficha y qué camino ha recorrido—, el método es el conjunto de operaciones que aplicamos sobre esos datos para avanzar hacia la solución. En otras palabras, el método es <text:span text:style-name="Strong_20_Emphasis">la forma de pensar del sistema</text:span>: las reglas que utiliza para decidir cuáles son los siguientes pasos posibles.</text:p>
      <text:p text:style-name="P39">En el caso del juego del Laberinto, el método que necesitamos es sorprendentemente simple. No necesitamos estrategias complejas, ni cálculos avanzados, ni predicciones. Solo necesitamos una operación fundamental: <text:span text:style-name="Strong_20_Emphasis">descubrir cuáles son las jugadas válidas desde la posición actual</text:span>. A partir de esa operación básica podremos construir todo el proceso de resolución del problema.</text:p>
      <text:h text:style-name="P8" text:outline-level="3"><text:span text:style-name="Strong_20_Emphasis">Qué hace exactamente el método</text:span></text:h>
      <text:p text:style-name="P39">El método toma los datos actuales —la posición de la ficha y el camino recorrido— y produce una lista de <text:span text:style-name="Strong_20_Emphasis">todos los estados posibles que pueden generarse con un solo movimiento válido</text:span>. Cada uno de esos estados representa una continuación posible de la partida.</text:p>
      <text:p text:style-name="P39"><text:soft-page-break/>Dicho de otro modo:</text:p>
      <text:list xml:id="list1106782325" text:style-name="L9">
        <text:list-item>
          <text:p text:style-name="P35">El método mira dónde está la ficha. </text:p>
        </text:list-item>
        <text:list-item>
          <text:p text:style-name="P35">Examina todas las casillas que la rodean. </text:p>
        </text:list-item>
        <text:list-item>
          <text:p text:style-name="P35">Elimina las que están fuera del tablero. </text:p>
        </text:list-item>
        <text:list-item>
          <text:p text:style-name="P36">Y devuelve una lista con todas las casillas a las que la ficha podría moverse. </text:p>
        </text:list-item>
      </text:list>
      <text:p text:style-name="P39">Cada una de esas casillas representa un nuevo estado del proceso.</text:p>
      <text:h text:style-name="P8" text:outline-level="3"><text:span text:style-name="Strong_20_Emphasis">Por qué este método es suficiente</text:span></text:h>
      <text:p text:style-name="P39">En un problema más complejo, el método podría incluir decisiones estratégicas, evaluaciones de calidad, comparaciones entre alternativas o incluso predicciones. Pero aquí no necesitamos nada de eso. Nuestro objetivo no es encontrar el camino más corto, ni el más elegante, ni el más eficiente. Nuestro objetivo es <text:span text:style-name="Strong_20_Emphasis">mostrar cómo funciona el modelo lógico</text:span>, no optimizar el resultado.</text:p>
      <text:p text:style-name="P39">Por eso, el método se reduce a su esencia: <text:span text:style-name="Strong_20_Emphasis">generar posibilidades</text:span>.<text:line-break/>La inteligencia del sistema no está en elegir, sino en explorar.</text:p>
      <text:h text:style-name="P8" text:outline-level="3"><text:span text:style-name="Strong_20_Emphasis">Una explicación intuitiva</text:span></text:h>
      <text:p text:style-name="P39">Podemos imaginar el método como una linterna que ilumina las casillas alrededor de la ficha. Cada vez que la ficha se mueve, la linterna se enciende de nuevo y muestra todas las direcciones posibles. El sistema no decide cuál es la mejor; simplemente registra todas las opciones y las pone a disposición del proceso.</text:p>
      <text:p text:style-name="P39">Esta forma de trabajar es muy distinta a la intuición humana. Nosotros solemos elegir un camino y seguirlo. El sistema, en cambio, no elige: <text:span text:style-name="Strong_20_Emphasis">abre todas las puertas</text:span>. Esa es precisamente la fuerza del modelo lógico que estamos construyendo.</text:p>
      <text:h text:style-name="P8" text:outline-level="3"><text:span text:style-name="Strong_20_Emphasis">Implementación del método (pseudocódigo accesible)</text:span></text:h>
      <text:p text:style-name="P39">Para quienes quieran ver cómo se traduce este método a una forma operativa, aquí tienes una versión muy simple en pseudocódigo. No hace falta saber programar para entenderlo: basta con leerlo como una receta.</text:p>
      <text:p text:style-name="P19"><text:span text:style-name="Source_20_Text">func ObtenerJugadasValidas(posicion_actual):</text:span></text:p>
      <text:p text:style-name="P19"/>
      <text:p text:style-name="P19"><text:span text:style-name="Source_20_Text"><text:s text:c="4"/>lista = vacía</text:span></text:p>
      <text:p text:style-name="P19"/>
      <text:p text:style-name="P19"><text:span text:style-name="Source_20_Text"><text:s text:c="4"/>desplazamientos = {</text:span></text:p>
      <text:p text:style-name="P19"><text:span text:style-name="Source_20_Text"><text:s text:c="8"/>(-1, -1), (-1, 0), (-1, +1),</text:span></text:p>
      <text:p text:style-name="P19"><text:span text:style-name="Source_20_Text"><text:s text:c="8"/>( 0, -1), <text:s text:c="9"/>( 0, +1),</text:span></text:p>
      <text:p text:style-name="P19"><text:span text:style-name="Source_20_Text"><text:s text:c="8"/>(+1, -1), (+1, 0), (+1, +1)</text:span></text:p>
      <text:p text:style-name="P19"><text:span text:style-name="Source_20_Text"><text:s text:c="4"/>}</text:span></text:p>
      <text:p text:style-name="P19"/>
      <text:p text:style-name="P19"><text:span text:style-name="Source_20_Text"><text:s text:c="4"/>para cada (dL, dI) en desplazamientos:</text:span></text:p>
      <text:p text:style-name="P19"/>
      <text:p text:style-name="P19"><text:span text:style-name="Source_20_Text"><text:s text:c="8"/>nueva_columna = columna(posicion_actual) + dL</text:span></text:p>
      <text:p text:style-name="P19"><text:span text:style-name="Source_20_Text"><text:s text:c="8"/>nueva_fila <text:s text:c="3"/>= fila(posicion_actual) <text:s text:c="3"/>+ dI</text:span></text:p>
      <text:p text:style-name="P19"/>
      <text:p text:style-name="P19"><text:span text:style-name="Source_20_Text"><text:s text:c="8"/>si la nueva posición está dentro del tablero:</text:span></text:p>
      <text:p text:style-name="P19"><text:soft-page-break/><text:span text:style-name="Source_20_Text"><text:s text:c="12"/>agregar esa posición a la lista</text:span></text:p>
      <text:p text:style-name="P19"/>
      <text:p text:style-name="P20"><text:span text:style-name="Source_20_Text"><text:s text:c="4"/>devolver lista</text:span></text:p>
      <text:p text:style-name="P39">Este pseudocódigo no pretende enseñar programación, sino mostrar de manera transparente qué hace el método: <text:span text:style-name="Strong_20_Emphasis">genera todas las posiciones contiguas válidas</text:span>.</text:p>
      <text:h text:style-name="P8" text:outline-level="3"><text:span text:style-name="Strong_20_Emphasis">Cómo se relaciona el método con los datos</text:span></text:h>
      <text:p text:style-name="P39">Cada vez que aplicamos el método a un estado, obtenemos una lista de nuevos estados. Cada uno de ellos contiene:</text:p>
      <text:list xml:id="list2090922051" text:style-name="L11">
        <text:list-item>
          <text:p text:style-name="P37">una nueva posición, </text:p>
        </text:list-item>
        <text:list-item>
          <text:p text:style-name="P38">y un camino recorrido ampliado con un movimiento más. </text:p>
        </text:list-item>
      </text:list>
      <text:p text:style-name="P39">Así, el método transforma los datos y genera la estructura del proceso. Es el motor que impulsa el avance del sistema.</text:p>
      <text:h text:style-name="P8" text:outline-level="3"><text:span text:style-name="Strong_20_Emphasis">Síntesis</text:span></text:h>
      <text:p text:style-name="P39">El método es la regla fundamental que permite que el sistema explore el problema. No decide, no evalúa, no selecciona: simplemente <text:span text:style-name="Strong_20_Emphasis">abre posibilidades</text:span>. Y esa apertura es suficiente para que, combinada con los otros elementos del modelo, emerja un comportamiento que reconoceremos como inteligencia.</text:p>
      <text:p text:style-name="P12"/>
      <text:p text:style-name="P49"/>
      <text:h text:style-name="P4" text:outline-level="2"><text:span text:style-name="Strong_20_Emphasis">3‑3‑3‑3 — La memoria</text:span></text:h>
      <text:p text:style-name="P49">La memoria es uno de los elementos esenciales de cualquier sistema capaz de procesar información. Sin memoria no hay continuidad, no hay identidad y no hay posibilidad de realizar un cálculo que se extienda en el tiempo. En nuestro modelo lógico, la memoria cumple una función doble: conserva los datos necesarios para describir al individuo y almacena los métodos que permiten transformar esos datos. Es, por lo tanto, el núcleo estable del sistema.</text:p>
      <text:p text:style-name="P49">Antes de entrar en los detalles de cómo utilizaremos la memoria en nuestro experimento, conviene detenernos un momento para aclarar qué entendemos por “memoria” y qué tipos de memoria existen.</text:p>
      <text:h text:style-name="P9" text:outline-level="3"><text:span text:style-name="Strong_20_Emphasis">Memorias de lectura y escritura vs. memorias de solo lectura</text:span></text:h>
      <text:p text:style-name="P49">En el mundo de la tecnología, las memorias pueden clasificarse en dos grandes categorías:</text:p>
      <text:list xml:id="list1871355004" text:style-name="L12">
        <text:list-item>
          <text:p text:style-name="P40"><text:span text:style-name="Strong_20_Emphasis">Memorias de lectura y escritura</text:span><text:line-break/>Son aquellas que pueden modificarse libremente. Podemos guardar información, cambiarla, borrarla y volver a utilizar el mismo espacio una y otra vez.<text:line-break/>Un ejemplo cotidiano es la memoria de un ordenador: creamos archivos, los editamos, los eliminamos y el sistema reutiliza ese espacio sin dificultad.</text:p>
        </text:list-item>
        <text:list-item>
          <text:p text:style-name="P40"><text:soft-page-break/><text:span text:style-name="Strong_20_Emphasis">Memorias de solo lectura</text:span><text:line-break/>Son memorias cuyo contenido se escribe una sola vez y no puede modificarse después.<text:line-break/>Un ejemplo clásico es un disco de música: podemos escuchar las canciones, pero no podemos cambiar su contenido. La información queda fijada para siempre.</text:p>
        </text:list-item>
      </text:list>
      <text:p text:style-name="P49">Esta distinción es importante porque nos permite entender mejor cómo funciona la memoria en el modelo lógico de la vida.</text:p>
      <text:h text:style-name="P9" text:outline-level="3"><text:span text:style-name="Strong_20_Emphasis">La memoria en la vida: el ADN</text:span></text:h>
      <text:p text:style-name="P49">En el sistema que estamos desarrollando, la vida es una máquina de cálculo, un sistema inteligente que procesa información para resolver problemas. Y en este sistema, la memoria se encuentra en el <text:span text:style-name="Strong_20_Emphasis">ADN</text:span>.</text:p>
      <text:p text:style-name="P49">Hemos comentado anteriormente que:</text:p>
      <text:list xml:id="list180687493" text:style-name="L17">
        <text:list-item>
          <text:p text:style-name="P41">todos los seres vivos tienen ADN, </text:p>
        </text:list-item>
        <text:list-item>
          <text:p text:style-name="P41">el ADN contiene la información necesaria para construir un individuo, </text:p>
        </text:list-item>
        <text:list-item>
          <text:p text:style-name="P42">y además contiene las instrucciones —los métodos— que permiten al individuo realizar todos sus procesos vitales. </text:p>
        </text:list-item>
      </text:list>
      <text:p text:style-name="P49">Esto significa que el ADN no solo almacena <text:span text:style-name="Strong_20_Emphasis">datos</text:span>, sino también <text:span text:style-name="Strong_20_Emphasis">funciones</text:span>. Es, por lo tanto, la memoria completa del sistema: contiene lo que el individuo es y lo que el individuo puede hacer.</text:p>
      <text:p text:style-name="P49">Pero aquí aparece un detalle crucial: <text:span text:style-name="Strong_20_Emphasis">el ADN es una memoria de solo lectura</text:span>.</text:p>
      <text:h text:style-name="P9" text:outline-level="3"><text:span text:style-name="Strong_20_Emphasis">El ADN como memoria inmutable</text:span></text:h>
      <text:p text:style-name="P49">A diferencia de las memorias de los ordenadores, que pueden modificarse constantemente, el ADN no puede cambiar durante la vida del individuo. Su contenido es inmutable. Una vez que un individuo nace, su ADN queda fijado para siempre.</text:p>
      <text:p text:style-name="P49">Esta inmutabilidad tiene efectos profundos:</text:p>
      <text:list xml:id="list2554745265" text:style-name="L18">
        <text:list-item>
          <text:p text:style-name="P43">El individuo mantiene sus características durante toda su vida. </text:p>
        </text:list-item>
        <text:list-item>
          <text:p text:style-name="P43">No puede reescribir su información interna. </text:p>
        </text:list-item>
        <text:list-item>
          <text:p text:style-name="P44">No puede modificar sus métodos ni sus datos fundamentales. </text:p>
        </text:list-item>
      </text:list>
      <text:p text:style-name="P49">En otras palabras, el individuo no puede cambiar su memoria. Y sin embargo, la vida —como sistema— sí puede cambiar, adaptarse, aprender y evolucionar. ¿Cómo es posible?</text:p>
      <text:p text:style-name="P49">La respuesta no está en modificar la memoria, sino en <text:span text:style-name="Strong_20_Emphasis">crear nuevas memorias</text:span>.</text:p>
      <text:h text:style-name="P9" text:outline-level="3"><text:span text:style-name="Strong_20_Emphasis">El desafío: ¿cómo resolver un problema con una memoria inmutable?</text:span></text:h>
      <text:p text:style-name="P49">Hasta ahora hemos dicho que para resolver un problema necesitamos:</text:p>
      <text:list xml:id="list251258124" text:style-name="L19">
        <text:list-item>
          <text:p text:style-name="P45">un conjunto de datos, </text:p>
        </text:list-item>
        <text:list-item>
          <text:p text:style-name="P45">un método que transforme esos datos, </text:p>
        </text:list-item>
        <text:list-item>
          <text:p text:style-name="P46">y una memoria donde almacenar la información necesaria para realizar el proceso. </text:p>
        </text:list-item>
      </text:list>
      <text:p text:style-name="P49"><text:soft-page-break/>En un ordenador, esto es sencillo: la memoria puede modificarse. Cada vez que aplicamos un método, los datos cambian y la memoria se actualiza. El estado del proceso se guarda directamente en la memoria de lectura y escritura.</text:p>
      <text:p text:style-name="P49">Pero en nuestro modelo lógico, si utilizamos ADN como memoria del sistema, nos encontramos con una dificultad evidente: <text:span text:style-name="Strong_20_Emphasis">el ADN no puede modificarse</text:span>.<text:line-break/>Entonces, ¿cómo podemos representar los cambios de estado del proceso?<text:line-break/>¿Cómo podemos almacenar nueva información?<text:line-break/>¿Es posible resolver un problema utilizando una memoria que no puede cambiar?</text:p>
      <text:p text:style-name="P49">La respuesta es sí, y es precisamente aquí donde aparece uno de los aspectos más fascinantes del modelo lógico de la vida.</text:p>
      <text:h text:style-name="P9" text:outline-level="3"><text:span text:style-name="Strong_20_Emphasis">La solución: la memoria no cambia, pero el sistema sí</text:span></text:h>
      <text:p text:style-name="P49">La vida no modifica su memoria interna. Lo que hace es algo mucho más poderoso: <text:span text:style-name="Strong_20_Emphasis">crea nuevas copias de sí misma</text:span>, cada una con una memoria ligeramente diferente. La variación no ocurre dentro del individuo, sino entre individuos.</text:p>
      <text:p text:style-name="P49">Esto significa que:</text:p>
      <text:list xml:id="list521908972" text:style-name="L20">
        <text:list-item>
          <text:p text:style-name="P47">la memoria es inmutable dentro de un individuo, </text:p>
        </text:list-item>
        <text:list-item>
          <text:p text:style-name="P47">pero el sistema completo —la población de individuos— sí puede cambiar, </text:p>
        </text:list-item>
        <text:list-item>
          <text:p text:style-name="P48">y ese cambio ocurre a través de la reproducción. </text:p>
        </text:list-item>
      </text:list>
      <text:p text:style-name="P49">En otras palabras, la vida no reescribe su memoria: <text:span text:style-name="Strong_20_Emphasis">la reinterpreta</text:span> en cada nueva generación.</text:p>
      <text:h text:style-name="P9" text:outline-level="3"><text:span text:style-name="Strong_20_Emphasis">Preparando el terreno para la siguiente sección</text:span></text:h>
      <text:p text:style-name="P49">En esta sección hemos explicado qué es la memoria en nuestro modelo, por qué es inmutable y por qué esto no es un obstáculo, sino una característica esencial del sistema. En la siguiente sección veremos cómo es posible utilizar una memoria de solo lectura para resolver un problema que requiere transformar datos, generar nuevos estados y avanzar paso a paso hacia una solución.</text:p>
      <text:p text:style-name="P49">Allí descubriremos que la clave no está en modificar la memoria, sino en <text:span text:style-name="Strong_20_Emphasis">crear nuevas instancias del proceso</text:span>, cada una con su propia versión de los datos. Y veremos cómo este mecanismo, tan simple y tan profundo, permite que la vida funcione como una máquina de cálculo extraordinariamente poderosa.</text:p>
      <text:p text:style-name="P13"/>
      <text:p text:style-name="P55"/>
      <text:h text:style-name="P5" text:outline-level="2"><text:span text:style-name="Strong_20_Emphasis">3‑3‑3‑4 — El procesador: la reproducción</text:span></text:h>
      <text:p text:style-name="P55">En cualquier sistema capaz de resolver un problema, el procesador es el componente que transforma la información. Es el elemento que toma un conjunto de datos, aplica un método y produce un nuevo conjunto de datos. En un ordenador, esta función la realiza el procesador físico: una pieza de hardware <text:soft-page-break/>que ejecuta operaciones sobre la memoria. En nuestro modelo lógico, sin embargo, el papel del procesador lo desempeña un proceso biológico fundamental: <text:span text:style-name="Strong_20_Emphasis">la reproducción</text:span>.</text:p>
      <text:p text:style-name="P55">A primera vista, puede parecer extraño considerar la reproducción como un procesador. Estamos acostumbrados a pensar en ella como un mecanismo biológico cuyo propósito es generar descendencia. Pero en el marco de este modelo, la reproducción cumple exactamente la función que define a un procesador: <text:span text:style-name="Strong_20_Emphasis">lee información, la transforma y produce una nueva versión de esa información</text:span>. Y lo hace de una manera que encaja perfectamente con las características del sistema que estamos estudiando.</text:p>
      <text:h text:style-name="P10" text:outline-level="3"><text:span text:style-name="Strong_20_Emphasis">La reproducción como transformación de datos</text:span></text:h>
      <text:p text:style-name="P55">Recordemos que el ADN es la memoria del sistema y que esta memoria es inmutable. Un individuo no puede modificar su ADN durante su vida. Sin embargo, durante la reproducción ocurre algo extraordinario: <text:span text:style-name="Strong_20_Emphasis">la información contenida en el ADN del progenitor es leída, procesada y utilizada para crear una nueva cadena de ADN</text:span>, la del descendiente. Esta nueva cadena no es una copia exacta, sino una versión ligeramente modificada.</text:p>
      <text:p text:style-name="P55">Esto significa que, durante la reproducción:</text:p>
      <text:list xml:id="list2917985693" text:style-name="L21">
        <text:list-item>
          <text:p text:style-name="P50">el conjunto de datos del progenitor es leído, </text:p>
        </text:list-item>
        <text:list-item>
          <text:p text:style-name="P50">se aplican transformaciones sobre esa información, </text:p>
        </text:list-item>
        <text:list-item>
          <text:p text:style-name="P51">y el resultado es un nuevo conjunto de datos que define al hijo. </text:p>
        </text:list-item>
      </text:list>
      <text:p text:style-name="P55">En otras palabras, <text:span text:style-name="Strong_20_Emphasis">la reproducción procesa información</text:span>.<text:line-break/>Por eso decimos que la reproducción es el procesador del sistema.</text:p>
      <text:h text:style-name="P10" text:outline-level="3"><text:span text:style-name="Strong_20_Emphasis">La inmutabilidad del ADN no es un obstáculo</text:span></text:h>
      <text:p text:style-name="P55">En un ordenador, el procesador modifica directamente la memoria de lectura y escritura. Pero en nuestro modelo, la memoria es de solo lectura. ¿Cómo puede entonces avanzar el proceso de cálculo?</text:p>
      <text:p text:style-name="P55">La clave está en que la reproducción <text:span text:style-name="Strong_20_Emphasis">no modifica la memoria existente</text:span>, sino que <text:span text:style-name="Strong_20_Emphasis">crea una nueva instancia de memoria</text:span>. La información del progenitor permanece intacta, pero el sistema genera una nueva cadena de ADN que contiene una versión transformada de esa información. Así, la inmutabilidad del ADN deja de ser un problema y se convierte en una característica esencial del modelo.</text:p>
      <text:p text:style-name="P55">El sistema no reescribe la memoria: <text:span text:style-name="Strong_20_Emphasis">la multiplica</text:span>.<text:line-break/>Cada nueva generación es una nueva versión del proceso.</text:p>
      <text:h text:style-name="P10" text:outline-level="3"><text:span text:style-name="Strong_20_Emphasis">Un avance en un único paso simple</text:span></text:h>
      <text:p text:style-name="P55">En un proceso de cálculo tradicional, resolver un problema suele requerir aplicar una secuencia de operaciones sobre los datos. Cada operación transforma el estado del sistema y lo acerca un poco más a la solución. En nuestro modelo ocurre algo similar, pero distribuido en el tiempo y en la población.</text:p>
      <text:p text:style-name="P55">Durante la reproducción, el proceso de cálculo avanza <text:span text:style-name="Strong_20_Emphasis">un único paso elemental</text:span>. El individuo no resuelve el problema completo. No necesita tomar decisiones complejas ni enfrentarse a múltiples alternativas. Su tarea es mínima: avanzar un paso y delegar el resto del proceso a su descendencia.</text:p>
      <text:p text:style-name="P55"><text:soft-page-break/>Esto tiene dos consecuencias importantes:</text:p>
      <text:list xml:id="list1168604652" text:style-name="L24">
        <text:list-item>
          <text:p text:style-name="P52"><text:span text:style-name="Strong_20_Emphasis">Ningún individuo necesita ser inteligente</text:span> en el sentido tradicional.<text:line-break/>Su función es simple, casi mecánica.</text:p>
        </text:list-item>
        <text:list-item>
          <text:p text:style-name="P52"><text:span text:style-name="Strong_20_Emphasis">La inteligencia emerge del conjunto</text:span>, no del individuo.<text:line-break/>Es la secuencia de generaciones la que construye la solución.</text:p>
        </text:list-item>
      </text:list>
      <text:p text:style-name="P55">Cada individuo aporta una pequeña transformación. La suma de todas esas transformaciones, generación tras generación, es lo que permite al sistema avanzar hacia la solución del problema.</text:p>
      <text:h text:style-name="P10" text:outline-level="3"><text:span text:style-name="Strong_20_Emphasis">La reproducción como motor del cálculo</text:span></text:h>
      <text:p text:style-name="P55">Podemos imaginar el proceso como una cadena de relevos. Cada individuo recibe una versión del problema, avanza un paso y pasa el testigo a la siguiente generación. Ningún individuo recorre el camino completo, pero la línea de descendencia sí lo hace.</text:p>
      <text:p text:style-name="P55">Así, la reproducción cumple la función de un procesador distribuido:</text:p>
      <text:list xml:id="list3378700555" text:style-name="L25">
        <text:list-item>
          <text:p text:style-name="P53"><text:span text:style-name="Strong_20_Emphasis">lee</text:span> la información del progenitor, </text:p>
        </text:list-item>
        <text:list-item>
          <text:p text:style-name="P53"><text:span text:style-name="Strong_20_Emphasis">la transforma</text:span> mediante una variación mínima, </text:p>
        </text:list-item>
        <text:list-item>
          <text:p text:style-name="P53"><text:span text:style-name="Strong_20_Emphasis">produce</text:span> un nuevo conjunto de datos, </text:p>
        </text:list-item>
        <text:list-item>
          <text:p text:style-name="P54">y <text:span text:style-name="Strong_20_Emphasis">avanza</text:span> el proceso de cálculo un paso más. </text:p>
        </text:list-item>
      </text:list>
      <text:p text:style-name="P55">Este mecanismo, tan simple en apariencia, es extraordinariamente poderoso. Permite que un sistema basado en memorias inmutables pueda resolver problemas complejos sin necesidad de modificar su memoria interna. La inteligencia no reside en un individuo, sino en la dinámica del sistema.</text:p>
      <text:h text:style-name="P10" text:outline-level="3"><text:span text:style-name="Strong_20_Emphasis">Síntesis</text:span></text:h>
      <text:p text:style-name="P55">La reproducción es el procesador del modelo lógico de la vida porque es el proceso que transforma la información. Cada reproducción genera una nueva versión del conjunto de datos, permitiendo que el cálculo avance paso a paso. Ningún individuo resuelve el problema por sí mismo; cada uno contribuye con un avance mínimo. La solución emerge de la continuidad del proceso, no de la capacidad de un solo agente.</text:p>
      <text:p text:style-name="P14"/>
      <text:p text:style-name="P56"/>
      <text:h text:style-name="P6" text:outline-level="2"><text:span text:style-name="Strong_20_Emphasis">3‑3‑4 — Conclusión y próximos pasos</text:span></text:h>
      <text:p text:style-name="P56">A lo largo de este capítulo hemos recorrido los fundamentos del modelo lógico de la vida y hemos sentado las bases conceptuales necesarias para comprender cómo puede funcionar como un sistema capaz de resolver problemas. Hemos identificado sus cuatro elementos esenciales —<text:span text:style-name="Strong_20_Emphasis">ADN, reproducción, ciclo de vida e individuos</text:span>— y hemos analizado su papel desde una perspectiva funcional, no biológica. Cada uno de ellos ha sido reinterpretado como una pieza operativa dentro de un sistema de cálculo: el ADN como memoria, la reproducción como procesador, el ciclo de vida como mecanismo de ejecución y los individuos como instancias del proceso.</text:p>
      <text:p text:style-name="P56"><text:soft-page-break/>También hemos revisado los componentes básicos de cualquier sistema de cálculo genérico: <text:span text:style-name="Strong_20_Emphasis">datos, método, memoria y procesador</text:span>. Y hemos visto cómo estos elementos pueden implementarse dentro del modelo lógico de la vida, incluso cuando la memoria es inmutable y el procesador no actúa sobre una única instancia, sino a través de generaciones sucesivas. Hemos mostrado que, aunque el paralelismo con los sistemas informáticos es útil, el modelo de la vida introduce una forma distinta —y sorprendentemente poderosa— de procesar información: un cálculo distribuido en el tiempo, en el que cada individuo avanza un paso mínimo y la solución emerge de la continuidad del proceso.</text:p>
      <text:p text:style-name="P56">Hasta aquí, sin embargo, todo lo que hemos presentado son <text:span text:style-name="Strong_20_Emphasis">ideas</text:span>. Conceptos, analogías, estructuras lógicas. Hemos descrito los elementos, hemos explicado su función y hemos sugerido cómo podrían implementarse. Pero aún no hemos visto cómo se materializan en un sistema concreto, ni cómo se comportan cuando los ponemos en marcha para resolver un problema real.</text:p>
      <text:p text:style-name="P56">Ese es precisamente el siguiente paso.</text:p>
      <text:p text:style-name="P56">En las próximas secciones tomaremos todas estas ideas —los datos, el método, la memoria y el procesador— y las convertiremos en una <text:span text:style-name="Strong_20_Emphasis">implementación operativa</text:span>. Construiremos un sistema completo, pieza por pieza, utilizando el modelo lógico de la vida como guía. Definiremos estructuras, funciones y procesos que nos permitan simular el comportamiento del sistema de forma transparente y controlada.</text:p>
      <text:p text:style-name="P56">A partir de ahí, aplicaremos este sistema al problema que hemos elegido: el juego del Laberinto. Veremos cómo se representa un estado, cómo se generan los estados siguientes, cómo se avanza en el proceso de cálculo y cómo, generación tras generación, el sistema explora el espacio de posibilidades hasta encontrar una solución. No será un proceso instantáneo ni mágico; será un proceso mecánico, paciente y acumulativo, exactamente como ocurre en la vida real.</text:p>
      <text:p text:style-name="P56">El objetivo de esta transición es claro: pasar de la teoría a la práctica. Hemos construido el marco conceptual; ahora construiremos la máquina. Y al hacerlo, podremos observar de primera mano cómo un conjunto de reglas simples, aplicadas de forma sistemática, dan lugar a un comportamiento que reconocemos como inteligencia.</text:p>
      <text:p text:style-name="P56">En resumen, hemos preparado el terreno. Lo que sigue es la puesta en marcha del sistema. Vamos a ver cómo funciona cuando lo dejamos actuar.</text:p>
      <text:p text:style-name="P15"/>
      <text:p text:style-name="P1"/>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21T10:43:51.696000000</meta:creation-date>
    <dc:date>2026-02-22T11:12:14.246000000</dc:date>
    <meta:editing-duration>PT13M59S</meta:editing-duration>
    <meta:editing-cycles>7</meta:editing-cycles>
    <meta:generator>LibreOffice/7.3.5.2$Windows_X86_64 LibreOffice_project/184fe81b8c8c30d8b5082578aee2fed2ea847c01</meta:generator>
    <meta:document-statistic meta:table-count="0" meta:image-count="0" meta:object-count="0" meta:page-count="12" meta:paragraph-count="195" meta:word-count="4302" meta:character-count="27353" meta:non-whitespace-character-count="23143"/>
  </office:meta>
</office:document-meta>
</file>